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16559"/>
    </style:style>
    <style:style style:name="P2" style:family="paragraph" style:parent-style-name="Heading_20_2">
      <style:text-properties officeooo:paragraph-rsid="00016559"/>
    </style:style>
    <style:style style:name="P3" style:family="paragraph" style:parent-style-name="Heading_20_2">
      <style:paragraph-properties fo:orphans="2" fo:widows="2"/>
      <style:text-properties style:font-name="DejaVu Serif" officeooo:paragraph-rsid="00016559"/>
    </style:style>
    <style:style style:name="P4" style:family="paragraph" style:parent-style-name="Text_20_body">
      <style:paragraph-properties fo:orphans="2" fo:widows="2"/>
      <style:text-properties fo:font-variant="normal" fo:text-transform="none" fo:color="#000000" style:font-name="DejaVu Serif" fo:font-size="11.25pt" fo:letter-spacing="normal" fo:font-style="normal" fo:font-weight="normal" officeooo:paragraph-rsid="00016559"/>
    </style:style>
    <style:style style:name="P5" style:family="paragraph" style:parent-style-name="Text_20_body">
      <style:paragraph-properties fo:orphans="2" fo:widows="2"/>
      <style:text-properties fo:font-variant="normal" fo:text-transform="none" fo:color="#000000" style:font-name="DejaVu Serif" fo:font-size="11.25pt" fo:letter-spacing="normal" fo:font-style="normal" fo:font-weight="normal" officeooo:paragraph-rsid="0002b702"/>
    </style:style>
    <style:style style:name="P6" style:family="paragraph" style:parent-style-name="Text_20_body">
      <style:paragraph-properties fo:orphans="2" fo:widows="2"/>
      <style:text-properties style:font-name="DejaVu Serif" officeooo:paragraph-rsid="00016559"/>
    </style:style>
    <style:style style:name="T1" style:family="text">
      <style:text-properties officeooo:rsid="001fd06f"/>
    </style:style>
    <style:style style:name="T2" style:family="text">
      <style:text-properties officeooo:rsid="00016559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Daniel</text:h>
      <text:section text:style-name="Sect1" text:name="Seção720">
        <text:h text:style-name="P3" text:outline-level="2">DANIEL-[Capítulo <text:span text:style-name="T2">1</text:span>]</text:h>
        <text:p text:style-name="P6"><text:bookmark text:name="cap1107"/>1 No ano terceiro do reinado de Jeoiaquim, rei de Judá, veio Nabucodonozor, rei de Babilônia, a Jerusalém, e a sitiou.</text:p>
        <text:p text:style-name="P4">2 E Iavé lhe entregou nas mãos a Jeoiaquim, rei de Judá, e uma parte dos vasos da casa de Deus; e ele os levou para a terra de Sinar, para a casa do seu deus; e os pôs na casa do tesouro do seu deus.</text:p>
        <text:p text:style-name="P4">3 Então disse o rei a Aspenaz, chefe dos seus eunucos que trouxesse alguns dos filhos de Israel, dentre a linhagem real e dos nobres,</text:p>
        <text:p text:style-name="P4">4 jovens em quem não houvesse defeito algum, de bela aparência, dotados de sabedoria, inteligência e instrução, e que tivessem capacidade para assistirem no palácio do rei; e que lhes ensinasse as letras e a língua dos caldeus.</text:p>
        <text:p text:style-name="P4">5 E o rei lhes determinou a porção diária das iguarias do rei, e do vinho que ele bebia, e que assim fossem alimentados por três anos; para que no fim destes pudessem estar diante do rei.</text:p>
        <text:p text:style-name="P4">6 Ora, entre eles se achavam, dos filhos de Judá, Daniel, Hananias, Misael e Azarias.</text:p>
        <text:p text:style-name="P4">7 Mas o chefe dos eunucos lhes pôs outros nomes, a saber: a Daniel, o de Beltessazar; a Hananias, o de Sadraque; a Misael, o de Mesaque; e a Azarias, o de Abednego.</text:p>
        <text:p text:style-name="P4">8 Daniel, porém, propôs no seu coração não se contaminar com a porção das iguarias do rei, nem com o vinho que ele bebia; portanto pediu ao chefe dos eunucos que lhe concedesse não se contaminar.</text:p>
        <text:p text:style-name="P4">9 Ora, Deus fez com que Daniel achasse graça e misericórdia diante do chefe dos eunucos.</text:p>
        <text:p text:style-name="P4">10 E disse o chefe dos eunucos a Daniel: Tenho medo do meu senhor, o rei, que determinou a vossa comida e a vossa bebida; pois veria ele os vossos rostos mais abatidos do que os dos outros jovens da vossa idade? Assim poríeis em perigo a minha cabeça para com o rei.</text:p>
        <text:p text:style-name="P4">11 Então disse Daniel ao despenseiro a quem o chefe dos eunucos havia posto sobre Daniel, Hananias, Misael e Azarias:</text:p>
        <text:p text:style-name="P4">12 Experimenta, peço-te, os teus servos dez dias; e que se nos dêem legumes a comer e água a beber.</text:p>
        <text:p text:style-name="P4">13 Então se examine na tua presença o nosso semblante e o dos jovens que comem das iguarias reais; e conforme vires procederás para com os teus servos.</text:p>
        <text:p text:style-name="P4">14 Assim ele lhes atendeu o pedido, e os experimentou dez dias.</text:p>
        <text:p text:style-name="P4">15 E, ao fim dos dez dias, apareceram os seus semblantes melhores, e eles estavam mais gordos do que todos os jovens que comiam das iguarias reais.</text:p>
        <text:p text:style-name="P4"><text:soft-page-break/>16 Pelo que o despenseiro lhes tirou as iguarias e o vinho que deviam beber, e lhes dava legumes.</text:p>
        <text:p text:style-name="P5">17 Ora, quanto a estes quatro jovens, Deus lhes deu o conhecimento e a inteligência em todas as letras e em toda a sabedoria; e Daniel era entendido em todas as visões e todos os sonhos.</text:p>
        <text:p text:style-name="P5">18 E ao fim dos dias, depois dos quais o rei tinha ordenado que fossem apresentados, o chefe dos eunucos os apresentou diante de Nabucodonozor.</text:p>
        <text:p text:style-name="P4">19 Então o rei conversou com eles; e entre todos eles não foram achados outros tais como Daniel, Hananias, Misael e Azarias; por isso ficaram assistindo diante do rei.</text:p>
        <text:p text:style-name="P4">20 E em toda matéria de sabedoria e discernimento, a respeito da qual lhes perguntou o rei, este os achou dez vezes mais doutos do que todos os magos e encantadores que havia em todo o seu reino.</text:p>
        <text:p text:style-name="P4">21 Assim Daniel continuou até o primeiro ano do rei Ciro.</text:p>
      </text:section>
      <text:section text:style-name="Sect1" text:name="Seção721">
        <text:h text:style-name="P2" text:outline-level="2"><text:bookmark text:name="cap2105"/>DANIEL-[Capítulo 2]</text:h>
        <text:p text:style-name="P4">1 Ora no segundo ano do reinado de Nabucodonozor, teve este uns sonhos; e o seu espírito se perturbou, e passou-se-lhe o sono.</text:p>
        <text:p text:style-name="P4">2 Então o rei mandou chamar os magos, os encantadores, os adivinhadores, e os caldeus, para que declarassem ao rei os seus sonhos; eles vieram, pois, e se apresentaram diante do rei.</text:p>
        <text:p text:style-name="P4">3 E o rei lhes disse: Tive um sonho, e para saber o sonho está perturbado o meu espírito.</text:p>
        <text:p text:style-name="P4">4 Os caldeus disseram ao rei em aramaico: ó rei, vive eternamente; dize o sonho a teus servos, e daremos a interpretação</text:p>
        <text:p text:style-name="P4">5 Respondeu o rei, e disse aos caldeus: Esta minha palavra é irrevogável se não me fizerdes saber o sonho e a sua interpretação, sereis despedaçados, e as vossas casas serão feitas um monturo;</text:p>
        <text:p text:style-name="P4">6 mas se vós me declarardes o sonho e a sua interpretação, recebereis de mim dádivas, recompensas e grande honra. Portanto declarai-me o sonho e a sua interpretação.</text:p>
        <text:p text:style-name="P4">7 Responderam pela segunda vez: Diga o rei o sonho a seus servos, e daremos a interpretação.</text:p>
        <text:p text:style-name="P4">8 Respondeu o rei, e disse: Bem sei eu que vós quereis ganhar tempo; porque vedes que a minha palavra é irrevogável.</text:p>
        <text:p text:style-name="P4">9 se não me fizerdes saber o sonho, uma só sentença será a vossa; pois vós preparastes palavras mentirosas e perversas para as proferirdes na minha presença, até que se mude o tempo. portanto dizei-me o sonho, para que eu saiba que me podeis dar a sua interpretação.</text:p>
        <text:p text:style-name="P4">10 Responderam os caldeus na presença do rei, e disseram: Não há ninguém sobre a terra que possa cumprir a palavra do rei; pois nenhum rei, por grande e poderoso que fosse, tem exigido coisa semelhante de algum mago ou encantador, ou caldeu.</text:p>
        <text:p text:style-name="P4"><text:soft-page-break/>11 A coisa que o rei requer é difícil, e ninguém há que a possa declarar ao rei, senão os deuses, cuja morada não é com a carne mortal.</text:p>
        <text:p text:style-name="P4">12 Então o rei muito se irou e enfureceu, e ordenou que matassem a todos os sábios de Babilônia.</text:p>
        <text:p text:style-name="P4">13 saiu, pois, o decreto, segundo o qual deviam ser mortos os sábios; e buscaram a Daniel e aos seus companheiros, para que fossem mortos.</text:p>
        <text:p text:style-name="P4">14 Então Daniel falou avisada e prudentemente a Arioque, capitão da guarda do rei, que tinha saído para matar os sábios de Babilônia;</text:p>
        <text:p text:style-name="P4">15 pois disse a Arioque, capitão do rei: Por que é o decreto do rei tão urgente? Então Arioque explicou o caso a Daniel.</text:p>
        <text:p text:style-name="P4">16 Ao que Daniel se apresentou ao rei e pediu que lhe designasse o prazo, para que desse ao rei a interpretação.</text:p>
        <text:p text:style-name="P4">17 Então Daniel foi para casa, e fez saber o caso a Hananias, Misael e Azarias, seus companheiros,</text:p>
        <text:p text:style-name="P4">18 para que pedissem misericórdia ao Deus do céu sobre este mistério, a fim de que Daniel e seus companheiros não perecessem, juntamente com o resto dos sábios de Babilônia.</text:p>
        <text:p text:style-name="P4">19 Então foi revelado o mistério a Daniel numa visão de noite; pelo que Daniel louvou o Deus do céu.</text:p>
        <text:p text:style-name="P4">20 Disse Daniel: Seja bendito o nome de Deus para todo o sempre, porque são dele a sabedoria e a força.</text:p>
        <text:p text:style-name="P4">21 Ele muda os tempos e as estações; ele remove os reis e estabelece os reis; é ele quem dá a sabedoria aos sábios e o entendimento aos entendidos.</text:p>
        <text:p text:style-name="P4">22 Ele revela o profundo e o escondido; conhece o que está em trevas, e com ele mora a luz.</text:p>
        <text:p text:style-name="P4">23 Ó Deus de meus pais, a ti dou graças e louvor porque me deste sabedoria e força; e agora me fizeste saber o que te pedimos; pois nos fizeste saber este assunto do rei.</text:p>
        <text:p text:style-name="P4">24 Por isso Daniel foi ter com Arioque, ao qual o rei tinha constituído para matar os sábios de Babilônia; entrou, e disse-lhe assim: Não mates os sábios de Babilônia; introduze-me na presença do rei, e lhe darei a interpretação.</text:p>
        <text:p text:style-name="P4">25 Então Arioque depressa introduziu Daniel à presença do rei, e disse-lhe assim: Achei dentre os filhos dos cativos de Judá um homem que fará saber ao rei a interpretação.</text:p>
        <text:p text:style-name="P4">26 Respondeu o rei e disse a Daniel, cujo nome era Beltessazar: Podes tu fazer-me saber o sonho que tive e a sua interpretação?</text:p>
        <text:p text:style-name="P4">27 Respondeu Daniel na presença do rei e disse: O mistério que o rei exigiu, nem sábios, nem encantadores, nem magos, nem adivinhadores lhe podem revelar;</text:p>
        <text:p text:style-name="P4"><text:soft-page-break/>28 mas há um Deus no céu, o qual revela os mistérios; ele, pois, fez saber ao rei Nabucodonozor o que há de suceder nos últimos dias. O teu sonho e as visões que tiveste na tua cama são estas:</text:p>
        <text:p text:style-name="P4">29 Estando tu, ó rei, na tua cama, subiram os teus pensamentos sobre o que havia de suceder no futuro. Aquele, pois, que revela os mistérios te fez saber o que há de ser.</text:p>
        <text:p text:style-name="P4">30 E a mim me foi revelado este mistério, não por ter eu mais sabedoria que qualquer outro vivente, mas para que a interpretação se fizesse saber ao rei, e para que entendesses os pensamentos do teu coração.</text:p>
        <text:p text:style-name="P4">31 Tu, ó rei, na visão olhaste e eis uma grande estátua. Esta estátua, imensa e de excelente esplendor, estava em pé diante de ti; e a sua aparência era terrível.</text:p>
        <text:p text:style-name="P4">32 A cabeça dessa estátua era de ouro fino; o peito e os braços de prata; o ventre e as coxas de bronze;</text:p>
        <text:p text:style-name="P4">33 as pernas de ferro; e os pés em parte de ferro e em parte de barro.</text:p>
        <text:p text:style-name="P4">34 Estavas vendo isto, quando uma pedra foi cortada, sem auxílio de mãos, a qual feriu a estátua nos pés de ferro e de barro, e os esmiuçou.</text:p>
        <text:p text:style-name="P4">35 Então foi juntamente esmiuçado o ferro, o barro, o bronze, a prata e o ouro, os quais se fizeram como a pragana das eiras no estio, e o vento os levou, e não se podia achar nenhum vestígio deles; a pedra, porém, que feriu a estátua se tornou uma grande montanha, e encheu toda a terra.</text:p>
        <text:p text:style-name="P4">36 Este é o sonho; agora diremos ao rei a sua interpretação.</text:p>
        <text:p text:style-name="P4">37 Tu, ó rei, és rei de reis, a quem o Deus do céu tem dado o reino, o poder, a força e a glória;</text:p>
        <text:p text:style-name="P4">38 e em cuja mão ele entregou os filhos dos homens, onde quer que habitem, os animais do campo e as aves do céu, e te fez reinar sobre todos eles; tu és a cabeça de ouro.</text:p>
        <text:p text:style-name="P4">39 Depois de ti se levantará outro reino, inferior ao teu; e um terceiro reino, de bronze, o qual terá domínio sobre toda a terra.</text:p>
        <text:p text:style-name="P4">40 E haverá um quarto reino, forte como ferro, porquanto o ferro esmiúça e quebra tudo; como o ferro quebra todas as coisas, assim ele quebrantará e esmiuçará.</text:p>
        <text:p text:style-name="P4">41 Quanto ao que viste dos pés e dos dedos, em parte de barro de oleiro, e em parte de ferro, isso será um reino dividido; contudo haverá nele alguma coisa da firmeza do ferro, pois que viste o ferro misturado com barro de lodo.</text:p>
        <text:p text:style-name="P4">42 E como os dedos dos pés eram em parte de ferro e em parte de barro, assim por uma parte o reino será forte, e por outra será frágil.</text:p>
        <text:p text:style-name="P4">43 Quanto ao que viste do ferro misturado com barro de lodo, misturar-se-ão pelo casamento; mas não se ligarão um ao outro, assim como o ferro não se mistura com o barro.</text:p>
        <text:p text:style-name="P4">44 Mas, nos dias desses reis, o Deus do céu suscitará um reino que não será jamais destruído; nem passará a soberania deste reino a outro povo; mas esmiuçará e consumirá todos esses reinos, e subsistirá para sempre.</text:p>
        <text:p text:style-name="P4"><text:soft-page-break/>45 Porquanto viste que do monte foi cortada uma pedra, sem auxílio de mãos, e ela esmiuçou o ferro, o bronze, o barro, a prata e o ouro, o grande Deus faz saber ao rei o que há de suceder no futuro. Certo é o sonho, e fiel a sua interpretação.</text:p>
        <text:p text:style-name="P4">46 Então o rei Nabucodonozor caiu com o rosto em terra, e adorou a Daniel, e ordenou que lhe oferecessem uma oblação e perfumes suaves.</text:p>
        <text:p text:style-name="P4">47 Respondeu o rei a Daniel, e disse: Verdadeiramente, o vosso Deus é Deus dos deuses, e Iavé dos reis, e o revelador dos mistérios, pois pudeste revelar este misterio.</text:p>
        <text:p text:style-name="P4">48 Então o rei engrandeceu a Daniel, e lhe deu muitas e grandes dádivas, e o pôs por governador sobre toda a província de Babilônia, como também o fez chefe principal de todos os sábios de Babilônia.</text:p>
        <text:p text:style-name="P4">49 A pedido de Daniel, o rei constituiu superintendentes sobre os negócios da província de Babilônia a Sadraque, Mesaque e Abednego; mas Daniel permaneceu na corte do rei.</text:p>
      </text:section>
      <text:section text:style-name="Sect1" text:name="Seção722">
        <text:h text:style-name="P2" text:outline-level="2"><text:bookmark text:name="cap359"/>DANIEL-[Capítulo 3]</text:h>
        <text:p text:style-name="P4">1 O rei Nabucodonozor fez uma estátua de ouro, a altura da qual era de sessenta côvados, e a sua largura de seis côvados; levantou-a no campo de Dura, na província de Babilônia.</text:p>
        <text:p text:style-name="P4">2 Então o rei Nabucodonozor mandou ajuntar os sátrapas, os prefeitos, os governadores, os conselheiros, os tesoureiros, os juízes, os magistrados, e todos os oficiais das províncias, para que viessem à dedicação da estátua que ele fizera levantar.</text:p>
        <text:p text:style-name="P4">3 Então se ajuntaram os sátrapas, os prefeitos, os governadores, os conselheiros, os tesoureiros, os juízes, os magistrados, e todos os oficiais das províncias, para a dedicação da estátua que o rei Nabucodonozor fizera levantar; e estavam todos em pé diante da imagem.</text:p>
        <text:p text:style-name="P4">4 E o pregoeiro clamou em alta voz: Ordena-se a vós, ó povos, nações e gentes de todas as línguas:</text:p>
        <text:p text:style-name="P4">5 Logo que ouvirdes o som da trombeta, da flauta, da harpa, da cítara, do saltério, da gaita de foles, e de toda a sorte de música, prostrar-vos-eis, e adorareis a imagem de ouro que o rei Nabucodonozor tem levantado.</text:p>
        <text:p text:style-name="P4">6 E qualquer que não se prostrar e não a adorar, será na mesma hora lançado dentro duma fornalha de fogo ardente.</text:p>
        <text:p text:style-name="P4">7 Portanto, no mesmo instante em que todos os povos ouviram o som da trombeta, da flauta, da harpa, da cítara, do saltério, e de toda a sorte de música, se prostraram todos os povos, nações e línguas, e adoraram a estátua de ouro que o rei Nabucodonozor tinha levantado.</text:p>
        <text:p text:style-name="P4">8 Ora, nesse tempo se chegaram alguns homens caldeus, e acusaram os judeus.</text:p>
        <text:p text:style-name="P4">9 E disseram ao rei Nabucodonozor: ó rei, vive eternamente.</text:p>
        <text:p text:style-name="P4"><text:soft-page-break/>10 Tu, ó rei, fizeste um decreto, pelo qual todo homem que ouvisse o som da trombeta, da flauta, da harpa, da cítara, do saltério, da gaita de foles, e de toda a sorte de música, se prostraria e adoraria a estátua de ouro;</text:p>
        <text:p text:style-name="P4">11 e qualquer que não se prostrasse e adorasse seria lançado numa fornalha de fogo ardente.</text:p>
        <text:p text:style-name="P4">12 Há uns homens judeus, que tu constituíste sobre os negócios da província de Babilônia: Sadraque, Mesaque e Abednego; estes homens, ó rei, não fizeram caso de ti; a teus deuses não servem, nem adoram a estátua de ouro que levantaste.</text:p>
        <text:p text:style-name="P4">13 Então Nabucodonozor, na sua ira e fúria, mandou chamar Sadraque, Mesaque e Abednego. Logo estes homens foram trazidos perante o rei.</text:p>
        <text:p text:style-name="P4">14 Falou Nabucodonozor, e lhes disse: E verdade, ó Sadraque, Mesaque e Abednego, que vós não servis a meus deuses nem adorais a estátua de ouro que levantei?</text:p>
        <text:p text:style-name="P4">15 Agora, pois, se estais prontos, quando ouvirdes o som da trombeta, da flauta, da harpa, da cítara, do saltério, da gaita de foles, e de toda a sorte de música, para vos prostrardes e adorardes a estátua que fiz, bom é; mas, se não a adorardes, sereis lançados, na mesma hora, dentro duma fornalha de fogo ardente; e quem é esse deus que vos poderá livrar das minhas mãos?</text:p>
        <text:p text:style-name="P4">16 Responderam Sadraque, Mesaque e Abednego, e disseram ao rei: ó Nabucodonozor, não necessitamos de te responder sobre este negócio.</text:p>
        <text:p text:style-name="P4">17 Eis que o nosso Deus a quem nós servimos pode nos livrar da fornalha de fogo ardente; e ele nos livrará da tua mão, ó rei.</text:p>
        <text:p text:style-name="P4">18 Mas se não, fica sabendo, ó rei, que não serviremos a teus deuses nem adoraremos a estátua de ouro que levantaste.</text:p>
        <text:p text:style-name="P4">19 Então Nabucodonozor se encheu de raiva, e se lhe mudou o aspecto do semblante contra Sadraque, Mesaque e Abednego; e deu ordem para que a fornalha se aquecesse sete vezes mais do que se costumava aquecer;</text:p>
        <text:p text:style-name="P4">20 e ordenou a uns homens valentes do seu exército, que atassem a Sadraque, Mesaque e Abednego, e os lançassem na fornalha de fogo ardente.</text:p>
        <text:p text:style-name="P4">21 Então estes homens foram atados, vestidos de seus mantos, suas túnicas, seus turbantes e demais roupas, e foram lançados na fornalha de fogo ardente.</text:p>
        <text:p text:style-name="P4">22 Ora, tão urgente era a ordem do rei e a fornalha estava tão quente, que a chama do fogo matou os homens que carregaram a Sadraque, Mesaque e Abednego.</text:p>
        <text:p text:style-name="P4">23 E estes três, Sadraque, Mesaque e Abednego, caíram atados dentro da fornalha de fogo ardente.</text:p>
        <text:p text:style-name="P4">24 Então o rei Nabucodonozor se espantou, e se levantou depressa; falou, e disse aos seus conselheiros: Não lançamos nós dentro do fogo três homens atados? Responderam ao rei: É verdade, ó rei.</text:p>
        <text:p text:style-name="P4">25 Disse ele: Eu, porém, vejo quatro homens soltos, que andam passeando dentro do fogo, e nenhum dano sofrem; e o aspacto do quarto é semelhante a um filho dos deuses.</text:p>
        <text:p text:style-name="P4"><text:soft-page-break/>26 Então chegando-se Nabucodonozor à porta da fornalha de fogo ardente, falou, dizendo: Sadraque, Mesaque e Abednego, servos do Deus Altíssimo, saí e vinde! Logo Sadraque, Mesaque e Abednego saíram do meio do fogo.</text:p>
        <text:p text:style-name="P4">27 E os sátrapas, os prefeitos, os governadores, e os conselheiros do rei, estando reunidos, viram que o fogo não tinha tido poder algum sobre os corpos destes homens, nem foram chamuscados os cabelos da sua cabeça, nem sofreram mudança os seus mantos, nem sobre eles tinha passado o cheiro de fogo.</text:p>
        <text:p text:style-name="P4">28 Falou Nabucodonozor, e disse: Bendito seja o Deus de Sadraque, Mesaque e Abednego, o qual enviou o seu anjo e livrou os seus servos, que confiaram nele e frustraram a ordem do rei, escolhendo antes entregar os seus corpos, do que servir ou adorar a deus algum, senão o seu Deus.</text:p>
        <text:p text:style-name="P4">29 Por mim, pois, é feito um decreto, que todo o povo, nação e língua que proferir blasfêmia contra o Deus de Sadraque, Mesaque e Abednego, seja despedaçado, e as suas casas sejam feitas um monturo; porquanto não há outro deus que possa livrar desta maneira.</text:p>
        <text:p text:style-name="P4">30 Então o rei fez prosperar a Sadraque, Mesaque e Abednego na província de Babilonia.</text:p>
      </text:section>
      <text:section text:style-name="Sect1" text:name="Seção723">
        <text:h text:style-name="P2" text:outline-level="2"><text:bookmark text:name="cap430"/>DANIEL-[Capítulo 4]</text:h>
        <text:p text:style-name="P4">1 Nabucodonozor rei, a todos os povos, nações, e línguas, que moram em toda a terra: Paz vos seja multiplicada.</text:p>
        <text:p text:style-name="P4">2 Pareceu-me bem fazer conhecidos os sinais e maravilhas que Deus, o Altíssimo, tem feito para comigo.</text:p>
        <text:p text:style-name="P4">3 Quão grandes são os seus sinais, e quão poderosas as suas maravilhas! O seu reino é um reino sempiterno, e o seu domínio de geração em geração.</text:p>
        <text:p text:style-name="P4">4 Eu, Nabucodonozor, estava sossegado em minha casa, e próspero no meu palácio.</text:p>
        <text:p text:style-name="P4">5 Tive um sonho que me espantou; e estando eu na minha cama, os pensamentos e as visões da minha cabeça me perturbaram.</text:p>
        <text:p text:style-name="P4">6 Portanto expedi um decreto, que fossem introduzidos à minha presença todos os sábios de Babilônia, para que me fizessem saber a interpretação do sonho.</text:p>
        <text:p text:style-name="P4">7 Então entraram os magos, os encantadores, os caldeus, e os adivinhadores, e lhes contei o sonho; mas não me fizeram saber a interpretação do mesmo.</text:p>
        <text:p text:style-name="P4">8 Por fim entrou na minha presença Daniel, cujo nome é Beltessazar, segundo o nome do meu deus, e no qual há o espírito dos deuses santos; e eu lhe contei o sonho, dizendo:</text:p>
        <text:p text:style-name="P4">9 Ó Beltessazar, chefe dos magos, porquanto eu sei que há em ti o espírito dos deuses santos, e nenhum mistério te é difícil, dize-me as visões do meu sonho que tive e a sua interpretação.</text:p>
        <text:p text:style-name="P4">10 Eram assim as visões da minha cabeça, estando eu na minha cama: eu olhava, e eis uma árvore no meio da terra, e grande era a sua altura;</text:p>
        <text:p text:style-name="P4"><text:soft-page-break/>11 crescia a árvore, e se fazia forte, de maneira que a sua altura chegava até o céu, e era vista até os confins da terra.</text:p>
        <text:p text:style-name="P4">12 A sua folhagem era formosa, e o seu fruto abundante, e havia nela sustento para todos; debaixo dela os animais do campo achavam sombra, e as aves do céu faziam morada nos seus ramos, e dela se mantinha toda a carne.</text:p>
        <text:p text:style-name="P4">13 Eu via isso nas visões da minha cabeça, estando eu na minha cama, e eis que um vigia, um santo, descia do céu.</text:p>
        <text:p text:style-name="P4">14 Ele clamou em alta voz e disse assim: Derrubai a árvore, e cortai-lhe os ramos, sacudi as suas folhas e espalhai o seu fruto; afugentem-se os animais de debaixo dela, e as aves dos seus ramos.</text:p>
        <text:p text:style-name="P4">15 Contudo deixai na terra o tronco com as suas raízes, numa cinta de ferro e de bronze, no meio da tenra relva do campo; e seja molhado do orvalho do céu, e seja a sua porção com os animais na erva da terra.</text:p>
        <text:p text:style-name="P4">16 Seja mudada a sua mente, para que não seja mais a de homem, e lhe seja dada mente de animal; e passem sobre ele sete tempos.</text:p>
        <text:p text:style-name="P4">17 Esta sentença é por decreto dos vigias, e por mandado dos santos; a fim de que conheçam os viventes que o Altíssimo tem domínio sobre o reino dos homens, e o dá a quem quer, e até o mais humilde dos homens constitui sobre eles.</text:p>
        <text:p text:style-name="P4">18 Este sonho eu, rei Nabucodonozor, o vi. Tu, pois, Beltessazar, dize a interpretação; porquanto todos os sábios do meu reino não puderam fazer-me saber a interpretação; mas tu podes; pois há em ti o espírito dos deuses santos.</text:p>
        <text:p text:style-name="P4">19 Então Daniel, cujo nome era Beltessazar, esteve atônito por algum tempo, e os seus pensamentos o perturbaram. Falou, pois, o rei e disse: Beltessazar, não te espante o sonho, nem a sua interpretação. Respondeu Beltessazar, e disse: meu <text:span text:style-name="T1">senhor</text:span>, seja o sonho para os que te odeiam, e a sua interpretação para os teus inimigos:</text:p>
        <text:p text:style-name="P4">20 A árvore que viste, que cresceu, e se fez forte, cuja altura chegava até o céu, e que era vista por toda a terra;</text:p>
        <text:p text:style-name="P4">21 cujas folhas eram formosas, e o seu fruto abundante, e em que para todos havia sustento, debaixo da qual os animais do campo achavam sombra, e em cujos ramos habitavam as aves do céu;</text:p>
        <text:p text:style-name="P4">22 és tu, ó rei, que cresceste, e te fizeste forte; pois a tua grandeza cresceu, e chegou até o céu, e o teu domínio até a extremidade da terra.</text:p>
        <text:p text:style-name="P4">23 E quanto ao que viu o rei, um vigia, um santo, que descia do céu, e que dizia: Cortai a árvore, e destruí-a; contudo deixai na terra o tronco com as suas raízes, numa cinta de ferro e de bronze, no meio da tenra relva do campo; e seja molhado do orvalho do céu, e seja a sua porção com os animais do campo, até que passem sobre ele sete tempos;</text:p>
        <text:p text:style-name="P4">24 esta é a interpretação, ó rei é o decreto do Altíssimo, que é vindo sobre o rei, meu senhor:</text:p>
        <text:p text:style-name="P4">25 serás expulso do meio dos homens, e a tua morada será com os animais do campo, e te farão comer erva como os bois, e serás molhado do orvalho do céu, e <text:soft-page-break/>passar-se-ão sete tempos por cima de ti; até que conheças que o Altíssimo tem domínio sobre o reino dos homens, e o dá a quem quer.</text:p>
        <text:p text:style-name="P4">26 E quanto ao que foi dito, que deixassem o tronco com as raízes da árvore, o teu reino voltará para ti, depois que tiveres conhecido que o céu reina.</text:p>
        <text:p text:style-name="P4">27 Portanto, ó rei, aceita o meu conselho, e põe fim aos teus pecados, praticando a justiça, e às tuas iniqüidades, usando de misericórdia com os pobres, se, porventura, se prolongar a tua tranqüilidade.</text:p>
        <text:p text:style-name="P4">28 Tudo isso veio sobre o rei Nabucodonozor.</text:p>
        <text:p text:style-name="P4">29 Ao cabo de doze meses, quando passeava sobre o palácio real de Babilônia,</text:p>
        <text:p text:style-name="P4">30 falou o rei, e disse: Não é esta a grande Babilônia que eu edifiquei para a morada real, pela força do meu poder, e para a glória da minha majestade?</text:p>
        <text:p text:style-name="P4">31 Ainda estava a palavra na boca do rei, quando caiu uma voz do céu: A ti se diz, ó rei Nabucodonozor: Passou de ti o reino.</text:p>
        <text:p text:style-name="P4">32 E serás expulso do meio dos homens, e a tua morada será com os animais do campo; far-te-ão comer erva como os bois, e passar-se- ão sete tempos sobre ti, até que conheças que o Altíssimo tem domínio sobre o reino dos homens, e o dá a quem quer.</text:p>
        <text:p text:style-name="P4">33 Na mesma hora a palavra se cumpriu sobre Nabucodonozor, e foi expulso do meio dos homens, e comia erva como os bois, e o seu corpo foi molhado do orvalho do ceu, até que lhe cresceu o cabelo como as penas da águia, e as suas unhas como as das aves:</text:p>
        <text:p text:style-name="P4">34 Mas ao fim daqueles dias eu, Nabucodonozor, levantei ao céu os meus olhos, e voltou a mim o meu entendimento, e eu bendisse o Altíssimo, e louvei, e glorifiquei ao que vive para sempre; porque o seu domínio é um domínio sempiterno, e o seu reino é de geração em geração.</text:p>
        <text:p text:style-name="P4">35 E todos os moradores da terra são reputados em nada; e segundo a sua vontade ele opera no exército do céu e entre os moradores da terra; não há quem lhe possa deter a mão, nem lhe dizer: Que fazes?</text:p>
        <text:p text:style-name="P4">36 No mesmo tempo voltou a mim o meu entendimento; e para a glória do meu reino voltou a mim a minha majestade e o meu resplendor. Buscaram-me os meus conselheiros e os meus grandes; e fui restabelecido no meu reino, e foi-me acrescentada excelente grandeza.</text:p>
        <text:p text:style-name="P4">37 Agora, pois, eu, Nabucodonozor, louvo, e exalço, e glorifico ao Rei do céu; porque todas as suas obras são retas, e os seus caminhos justos, e ele pode humilhar aos que andam na soberba.</text:p>
      </text:section>
      <text:section text:style-name="Sect1" text:name="Seção724">
        <text:h text:style-name="P2" text:outline-level="2"><text:bookmark text:name="cap524"/>DANIEL-[Capítulo 5]</text:h>
        <text:p text:style-name="P4">1 O rei Belsazar deu um grande banquete a mil dos seus grandes, e bebeu vinho na presença dos mil.</text:p>
        <text:p text:style-name="P4"><text:soft-page-break/>2 Havendo Belsazar provado o vinho, mandou trazer os vasos de ouro e de prata que Nabucodonozor, seu pai, tinha tirado do templo que estava em Jerusalém, para que bebessem por eles o rei, e os seus grandes, as suas mulheres e concubinas.</text:p>
        <text:p text:style-name="P4">3 Então trouxeram os vasos de ouro que foram tirados do templo da casa de Deus, que estava em Jerusalém, e beberam por eles o rei, os seus grandes, as suas mulheres e concubinas.</text:p>
        <text:p text:style-name="P4">4 Beberam vinho, e deram louvores aos deuses de ouro, e de prata, de bronze, de ferro, de madeira, e de pedra.</text:p>
        <text:p text:style-name="P4">5 Na mesma hora apareceram uns dedos de mão de homem, e escreviam, defronte do castiçal, na caiadura da parede do palácio real; e o rei via a parte da mão que estava escrevendo.</text:p>
        <text:p text:style-name="P4">6 Mudou-se, então, o semblante do rei, e os seus pensamentos o perturbaram; as juntas dos seus lombos se relaxaram, e os seus joelhos batiam um no outro.</text:p>
        <text:p text:style-name="P4">7 E ordenou o rei em alta voz, que se introduzissem os encantadores, os caldeus e os adivinhadores; e falou o rei, e disse aos sábios de Babilônia: Qualquer que ler esta escritura, e me declarar a sua interpretação, será vestido de púrpura, e trará uma cadeia de ouro ao pescoço, e no reino será o terceiro governante.</text:p>
        <text:p text:style-name="P4">8 Então entraram todos os sábios do rei; mas não puderam ler o escrito, nem fazer saber ao rei a sua interpretação.</text:p>
        <text:p text:style-name="P4">9 Nisto ficou o rei Belsazar muito perturbado, e se lhe mudou o semblante; e os seus grandes estavam perplexos.</text:p>
        <text:p text:style-name="P4">10 Ora a rainha, por causa das palavras do rei e dos seus grandes, entrou na casa do banquete; e a rainha disse: ó rei, vive para sempre; não te perturbem os teus pensamentos, nem se mude o teu semblante.</text:p>
        <text:p text:style-name="P4">11 Há no teu reino um homem que tem o espírito dos deuses santos; e nos dias de teu pai se achou nele luz, e inteligência, e sabedoria, como a sabedoria dos deuses; e teu pai, o rei Nabucodonozor, sim, teu pai, ó rei, o constituiu chefe dos magos, dos encantadores, dos caldeus, e dos adivinhadores;</text:p>
        <text:p text:style-name="P4">12 porquanto se achou neste Daniel um espírito excelente, e conhecimento e entendimento para interpretar sonhos, explicar enigmas e resolver dúvidas, ao qual o rei pôs o nome de Beltessazar. Chame-se, pois, agora Daniel, e ele dará a interpretação.</text:p>
        <text:p text:style-name="P4">13 Então Daniel foi introduzido à presença do rei. Falou o rei, e disse à Daniel: És tu aquele Daniel, um dos cativos de Judá, que o rei, meu pai, trouxe de Judá?</text:p>
        <text:p text:style-name="P4">14 Tenho ouvido dizer a teu respeito que o espírito dos deuses está em ti, e que em ti se acham a luz, o entendimento e a excelente sabedoria.</text:p>
        <text:p text:style-name="P4">15 Acabam de ser introduzidos à minha presença os sábios, os encantadores, para lerem o escrito, e me fazerem saber a sua interpretação; mas não puderam dar a interpretação destas palavras.</text:p>
        <text:p text:style-name="P4">16 Ouvi dizer, porém, a teu respeito que podes dar interpretações e resolver dúvidas. Agora, pois, se puderes ler esta escritura e fazer-me saber a sua <text:soft-page-break/>interpretação, serás vestido de púrpura, e terás cadeia de ouro ao pescoço, e no reino serás o terceiro governante.</text:p>
        <text:p text:style-name="P4">17 Então respondeu Daniel, e disse na presença do rei: Os teus presentes fiquem contigo, e dá os teus prêmios a outro; todavia vou ler ao rei o escrito, e lhe farei saber a interpretação.</text:p>
        <text:p text:style-name="P4">18 O Altíssimo Deus, ó rei, deu a Nabucodonozor, teu pai, o reino e a grandeza, glória e majestade;</text:p>
        <text:p text:style-name="P4">19 e por causa da grandeza que lhe deu, todos os povos, nações, e línguas tremiam e temiam diante dele; a quem queria matava, e a quem queria conservava em vida; a quem queria exaltava, e a quem queria abatia.</text:p>
        <text:p text:style-name="P4">20 Mas quando o seu coração se elevou, e o seu espírito se endureceu para se haver arrogantemente, foi derrubado do seu trono real, e passou dele a sua glória.</text:p>
        <text:p text:style-name="P4">21 E foi expulso do meio dos filhos dos homens, e o seu coração foi feito semelhante aos dos animais, e a sua morada foi com os jumentos monteses; deram-lhe a comer erva como aos bois, e do orvalho do céu foi molhado o seu corpo, até que conheceu que o Altíssinuo Deus tem domínio sobre o reino dos homens, e a quem quer constitui sobre ele.</text:p>
        <text:p text:style-name="P4">22 E tu, Belsazar, que és seu filho, não humilhaste o teu coração, ainda que soubeste tudo isso;</text:p>
        <text:p text:style-name="P4">23 porém te elevaste contra Iavé do céu; pois foram trazidos a tua presença os vasos da casa dele, e tu, os teus grandes, as tua mulheres e as tuas concubinas, bebestes vinho neles; além disso, deste louvores aos deuses de prata, de ouro, de bronze, de ferro, de madeira e de pedra, que não vêem, não ouvem, nem sabem; mas a Deus, em cuja mão está a tua vida, e de quem são todos os teus caminhos, a ele não glorificaste.:</text:p>
        <text:p text:style-name="P4">24 Então dele foi enviada aquela parte da mão que traçou o escrito.</text:p>
        <text:p text:style-name="P4">25 Esta, pois, é a escritura que foi traçada: MENE, MENE, TEQUEL, UFARSlM.</text:p>
        <text:p text:style-name="P4">26 Esta é a interpretação daquilo: MENE: Contou Deus o teu reino, e o acabou.</text:p>
        <text:p text:style-name="P4">27 TEQUEL: Pesado foste na balança, e foste achado em falta.</text:p>
        <text:p text:style-name="P4">28 PERES: Dividido está o teu reino, e entregue aos medos e persas.</text:p>
        <text:p text:style-name="P4">29 Então Belsazar deu ordem, e vestiram a Daniel de púrpura, puseram-lhe uma cadeia de ouro ao pescoço, e proclamaram a respeito dele que seria o terceiro em autoridade no reino.</text:p>
        <text:p text:style-name="P4">30 Naquela mesma noite Belsazar, o rei dos caldeus, foi morto.</text:p>
        <text:p text:style-name="P4">31 E Dario, o medo, recebeu o reino, tendo cerca de sessenta e dois anos de idade.</text:p>
      </text:section>
      <text:section text:style-name="Sect1" text:name="Seção725">
        <text:h text:style-name="P2" text:outline-level="2"><text:bookmark text:name="cap623"/>DANIEL-[Capítulo 6]</text:h>
        <text:p text:style-name="P4">1 Pareceu bem a Dario constituir sobre o reino cento e vinte sátrapas, que estivessem por todo o reino;</text:p>
        <text:p text:style-name="P4"><text:soft-page-break/>2 e sobre eles três presidentes, dos quais Daniel era um; a fim de que estes sátrapas lhes dessem conta, e que o rei não sofresse dano.</text:p>
        <text:p text:style-name="P4">3 Então o mesmo Daniel sobrepujava a estes presidentes e aos sátrapas; porque nele havia um espírito excelente; e o rei pensava constituí-lo sobre todo o reino:</text:p>
        <text:p text:style-name="P4">4 Nisso os presidentes e os sátrapas procuravam achar ocasião contra Daniel a respeito do reino mas não podiam achar ocasião ou falta alguma; porque ele era fiel, e não se achava nele nenhum erro nem falta.</text:p>
        <text:p text:style-name="P4">5 Pelo que estes homens disseram: Nunca acharemos ocasião alguma contra este Daniel, a menos que a procuremos no que diz respeito a lei do seu Deus.</text:p>
        <text:p text:style-name="P4">6 Então os presidentes e os sátrapas foram juntos ao rei, e disseram-lhe assim: ó rei Dario, vive para sempre.</text:p>
        <text:p text:style-name="P4">7 Todos os presidentes do reino, os prefeitos e os sátrapas, os conselheiros e os governadores, concordaram em que o rei devia baixar um decreto e publicar o respectivo interdito, que qualquer que, por espaço de trinta dias, fizer uma petição a qualquer deus, ou a qualquer homem, exceto a ti, ó rei, seja lançado na cova dos leões.</text:p>
        <text:p text:style-name="P4">8 Agora pois, ó rei, estabelece o interdito, e assina o edital, para que não seja mudado, conforme a lei dos medos e dos persas, que não se pode revogar.</text:p>
        <text:p text:style-name="P4">9 Em virtude disto o rei Dario assinou o edital e o interdito.</text:p>
        <text:p text:style-name="P4">10 Quando Daniel soube que o edital estava assinado, entrou em sua casa, no seu quarto em cima, onde estavam abertas as janelas que davam para o lado de Jerusalém; e três vezes no dia se punha de joelhos e orava, e dava graças diante do seu Deus, como também antes costumava fazer.</text:p>
        <text:p text:style-name="P4">11 Então aqueles homens foram juntos, e acharam a Daniel orando e suplicando diante do seu Deus.</text:p>
        <text:p text:style-name="P4">12 Depois se foram à presença do rei e lhe perguntaram no tocante ao interdito real: Porventura não assinaste um interdito pelo qual todo homem que fizesse uma petição a qualquer deus, ou a qualquer homem por espaço de trinta dias, exceto a ti, ó rei, fosse lançado na cova dos leões? Respondeu o rei, e disse: Esta palavra é certa, conforme a lei dos medos e dos persas, que não se pode revogar.</text:p>
        <text:p text:style-name="P4">13 Então responderam ao rei, dizendo-lhe Esse Daniel, que é dos exilados de Judá, e não tem feito caso de ti, ó rei, nem do interdito que assinaste; antes três vezes por dia faz a sua oração.</text:p>
        <text:p text:style-name="P4">14 Ouvindo então o rei a notícia, ficou muito penalizado, e a favor de Daniel propôs dentro do seu coração livrá-lo; e até o pôr do sol trabalhou para o salvar.</text:p>
        <text:p text:style-name="P4">15 Nisso aqueles homens foram juntos ao rei, e lhe disseram: Sabe, ó rei, que é lei dos medos e persas que nenhum interdito ou decreto que o rei estabelecer, se pode mudar.</text:p>
        <text:p text:style-name="P4">16 Então o rei deu ordem, e trouxeram Daniel, e o lançaram na cova dos leões. Ora, disse o rei a Daniel: O teu Deus, a quem tu continuamente serves, ele te livrará.</text:p>
        <text:p text:style-name="P4"><text:soft-page-break/>17 E uma pedra foi trazida e posta sobre a boca da cova; e o rei a selou com o seu anel e com o anel dos seus grandes, para que no tocante a Daniel nada se mudasse:</text:p>
        <text:p text:style-name="P4">18 Depois o rei se dirigiu para o seu palácio, e passou a noite em jejum; e não foram trazidos à sua presença instrumentos de música, e fugiu dele o sono.</text:p>
        <text:p text:style-name="P4">19 Então o rei se levantou ao romper do dia, e foi com pressa à cova dos leões.</text:p>
        <text:p text:style-name="P4">20 E, chegando-se à cova, chamou por Daniel com voz triste; e disse o rei a Daniel: ó Daniel, servo do Deus vivo, dar-se-ia o caso que o teu Deus, a quem tu continuamente serves, tenha podido livrar- te dos leões?</text:p>
        <text:p text:style-name="P4">21 Então Daniel falou ao rei: ó rei, vive para sempre.</text:p>
        <text:p text:style-name="P4">22 O meu Deus enviou o seu anjo, e fechou a boca dos leões, e eles não me fizeram mal algum; porque foi achada em mim inocência diante dele; e também diante de ti, ó rei, não tenho cometido delito algum.</text:p>
        <text:p text:style-name="P4">23 Então o rei muito se alegrou, e mandou tirar a Daniel da cova. Assim foi tirado Daniel da cova, e não se achou nele lesão alguma, porque ele havia confiado em seu Deus.</text:p>
        <text:p text:style-name="P4">24 E o rei deu ordem, e foram trazidos aqueles homens que tinham acusado Daniel, e foram lançados na cova dos leões, eles, seus filhos e suas mulheres; e ainda não tinham chegado ao fundo da cova quando os leões se apoderaram deles, e lhes esmigalharam todos os ossos.</text:p>
        <text:p text:style-name="P4">25 Então o rei Dario escreveu a todos os povos, nações e línguas que moram em toda a terra: Paz vos seja multiplicada.</text:p>
        <text:p text:style-name="P4">26 Com isto faço um decreto, pelo qual em todo o domínio do meu reino os homens tremam e temam perante o Deus de Daniel; porque ele é o Deus vivo, e permanece para sempre; e o seu reino nunca será destruído; o seu domínio durará até o fim.</text:p>
        <text:p text:style-name="P4">27 Ele livra e salva, e opera sinais e maravilhas no céu e na terra; foi ele quem livrou Daniel do poder dos leões.</text:p>
        <text:p text:style-name="P4">28 Este Daniel, pois, prosperou no reinado de Dario, e no reinado de Ciro, o persa.</text:p>
      </text:section>
      <text:section text:style-name="Sect1" text:name="Seção726">
        <text:h text:style-name="P2" text:outline-level="2"><text:bookmark text:name="cap721"/>DANIEL-[Capítulo 7]</text:h>
        <text:p text:style-name="P4">1 No primeiro ano de Belsazar, rei de Babilônia, teve Daniel, na sua cama, um sonho e visões da sua cabeça. Então escreveu o sonho, e relatou a suma das coisas.</text:p>
        <text:p text:style-name="P4">2 Falou Daniel, e disse: Eu estava olhando, numa visão noturna, e eis que os quatro ventos do céu agitavam o Mar Grande.</text:p>
        <text:p text:style-name="P4">3 E quatro grandes animais, diferentes uns dos outros, subiam do mar.</text:p>
        <text:p text:style-name="P4">4 O primeiro era como leão, e tinha asas de águia; enquanto eu olhava, foram-lhe arrancadas as asas, e foi levantado da terra, e posto em dois pés como um homem; e foi-lhe dado um coração de homem.</text:p>
        <text:p text:style-name="P4">5 Continuei olhando, e eis aqui o segundo animal, semelhante a um urso, o qual se levantou de um lado, tendo na boca três costelas entre os seus dentes; e foi-lhe dito assim: Levanta-te, devora muita carne.</text:p>
        <text:p text:style-name="P4"><text:soft-page-break/>6 Depois disto, continuei olhando, e eis aqui outro, semelhante a um leopardo, e tinha nas costas quatro asas de ave; tinha também este animal quatro cabeças; e foi-lhe dado domínio.</text:p>
        <text:p text:style-name="P4">7 Depois disto, eu continuava olhando, em visões noturnas, e eis aqui o quarto animal, terrível e espantoso, e muito forte, o qual tinha grandes dentes de ferro; ele devorava e fazia em pedaços, e pisava aos pés o que sobejava; era diferente de todos os animais que apareceram antes dele, e tinha dez chifres.</text:p>
        <text:p text:style-name="P4">8 Eu considerava os chifres, e eis que entre eles subiu outro chifre, pequeno, diante do qual três dos primeiros chifres foram arrancados; e eis que neste chifre havia olhos, como os de homem, e uma boca que falava grandes coisas.</text:p>
        <text:p text:style-name="P4">9 Eu continuei olhando, até que foram postos uns tronos, e um ancião de dias se assentou; o seu vestido era branco como a neve, e o cabelo da sua cabeça como lã puríssima; o seu trono era de chamas de fogo, e as rodas dele eram fogo ardente.</text:p>
        <text:p text:style-name="P4">10 Um rio de fogo manava e saía de diante dele; milhares de milhares o serviam, e miríades de miríades assistiam diante dele. Assentou-se para o juízo, e os livros foram abertos.</text:p>
        <text:p text:style-name="P4">11 Então estive olhando, por causa da voz das grandes palavras que o chifre proferia; estive olhando até que o animal foi morto, e o seu corpo destruído; pois ele foi entregue para ser queimado pelo fogo.</text:p>
        <text:p text:style-name="P4">12 Quanto aos outros animais, foi-lhes tirado o domínio; todavia foi-lhes concedida prolongação de vida por um prazo e mais um tempo.</text:p>
        <text:p text:style-name="P4">13 Eu estava olhando nas minhas visões noturnas, e eis que vinha com as nuvens do céu um como filho de homem; e dirigiu-se ao ancião de dias, e foi apresentado diante dele.</text:p>
        <text:p text:style-name="P4">14 E foi-lhe dado domínio, e glória, e um reino, para que todos os povos, nações e línguas o servissem; o seu domínio é um domínio eterno, que não passará, e o seu reino tal, que não será destruído.</text:p>
        <text:p text:style-name="P4">15 Quanto a mim, Daniel, o meu espírito foi abatido dentro do corpo, e as visões da minha cabeça me perturbavam.</text:p>
        <text:p text:style-name="P4">16 Cheguei-me a um dos que estavam perto, e perguntei-lhe a verdadeira significação de tudo isso. Ele me respondeu e me fez saber a interpretação das coisas.</text:p>
        <text:p text:style-name="P4">17 Estes grandes animais, que são quatro, são quatro reis, que se levantarão da terra.</text:p>
        <text:p text:style-name="P4">18 Mas os santos do Altíssimo receberão o reino e o possuirão para todo o sempre, sim, para todo o sempre.</text:p>
        <text:p text:style-name="P4">19 Então tive desejo de conhecer a verdade a respeito do quarto animal, que era diferente de todos os outros, sobremodo terrível, com dentes de ferro e unhas de bronze; o qual devorava, fazia em pedaços, e pisava aos pés o que sobrava;</text:p>
        <text:p text:style-name="P4">20 e também a respeito dos dez chifres que ele tinha na cabeça, e do outro que subiu e diante do qual caíram três, isto é, daquele chifre que tinha olhos, e uma <text:soft-page-break/>boca que falava grandes coisas, e parecia ser mais robusto do que os seus companheiros.</text:p>
        <text:p text:style-name="P4">21 Enquanto eu olhava, eis que o mesmo chifre fazia guerra contra os santos, e prevalecia contra eles,</text:p>
        <text:p text:style-name="P4">22 até que veio o ancião de dias, e foi executado o juízo a favor dos santos do Altíssimo; e chegou o tempo em que os santos possuíram o reino.</text:p>
        <text:p text:style-name="P4">23 Assim me disse ele: O quarto animal será um quarto reino na terra, o qual será diferente de todos os reinos; devorará toda a terra, e a pisará aos pés, e a fará em pedaços.</text:p>
        <text:p text:style-name="P4">24 Quanto aos dez chifres, daquele mesmo reino se levantarão dez reis; e depois deles se levantará outro, o quál será diferente dos primeiros, e abaterá a três reis.</text:p>
        <text:p text:style-name="P4">25 Proferirá palavras contra o Altíssimo, e consumirá os santos do Altíssimo; cuidará em mudar os tempos e a lei; os santos lhe serão entregues na mão por um tempo, e tempos, e metade de um tempo.</text:p>
        <text:p text:style-name="P4">26 Mas o tribunal se assentará em juízo, e lhe tirará o domínio, para o destruir e para o desfazer até o fim.</text:p>
        <text:p text:style-name="P4">27 O reino, e o domínio, e a grandeza dos reinos debaixo de todo o céu serão dados ao povo dos santos do Altíssimo. O seu reino será um reino eterno, e todos os domínios o servirão, e lhe obedecerão.</text:p>
        <text:p text:style-name="P4">28 Aqui é o fim do assunto. Quanto a mim, Daniel, os meus pensamentos muito me perturbaram e o meu semblante se mudou; mas guardei estas coisas no coração.</text:p>
      </text:section>
      <text:section text:style-name="Sect1" text:name="Seção727">
        <text:h text:style-name="P2" text:outline-level="2"><text:bookmark text:name="cap820"/>DANIEL-[Capítulo 8]</text:h>
        <text:p text:style-name="P4">1 No ano terceiro do reinado do rei Belsazar apareceu-me uma visão, a mim, Daniel, depois daquela que me apareceu no princípio.</text:p>
        <text:p text:style-name="P4">2 E na visão que tive, parecia-me que eu estava na cidadela de Susã, na província de Elão; e conforme a visão, eu estava junto ao rio Ulai.</text:p>
        <text:p text:style-name="P4">3 Levantei os olhos, e olhei, e eis que estava em pé diante do rio um carneiro, que tinha dois chifres; e os dois chifres eram altos; mas um era mais alto do que o outro, e o mais alto subiu por último.</text:p>
        <text:p text:style-name="P4">4 Vi que o carneiro dava marradas para o ocidente, e para o norte e para o sul; e nenhum dos animais lhe podia resistir, nem havia quem pudesse livrar-se do seu poder; ele, porém, fazia conforme a sua vontade, e se engrandecia.</text:p>
        <text:p text:style-name="P4">5 E, estando eu considerando, eis que um bode vinha do ocidente sobre a face de toda a terra, mas sem tocar no chão; e aquele bode tinha um chifre notável entre os olhos.</text:p>
        <text:p text:style-name="P4">6 E dirigiu-se ao carneiro que tinha os dois chifres, ao qual eu tinha visto em pé diante do rio, e correu contra ele no furor da sua força.</text:p>
        <text:p text:style-name="P4">7 Vi-o chegar perto do carneiro; e, movido de cólera contra ele, o feriu, e lhe quebrou os dois chifres; não havia força no carneiro para lhe resistir, e o bode o <text:soft-page-break/>lançou por terra, e o pisou aos pés; também não havia quem pudesse livrar o carneiro do seu poder.</text:p>
        <text:p text:style-name="P4">8 O bode, pois, se engrandeceu sobremaneira; e estando ele forte, aquele grande chifre foi quebrado, e no seu lugar outros quatro também notáveis nasceram para os quatro ventos do céu.</text:p>
        <text:p text:style-name="P4">9 Ainda de um deles saiu um chifre pequeno, o qual cresceu muito para o sul, e para o oriente, e para a terra formosa;</text:p>
        <text:p text:style-name="P4">10 e se engrandeceu até o exército do céu; e lançou por terra algumas das estrelas desse exército, e as pisou.</text:p>
        <text:p text:style-name="P4">11 Sim, ele se engrandeceu até o príncipe do exército; e lhe tirou o holocausto contínuo, e o lugar do seu santuário foi deitado abaixo.</text:p>
        <text:p text:style-name="P4">12 E o exército lhe foi entregue, juntamente com o holocausto contínuo, por causa da transgressão; lançou a verdade por terra; e fez o que era do seu agrado, e prosperou.</text:p>
        <text:p text:style-name="P4">13 Depois ouvi um santo que falava; e disse outro santo àquele que falava: Até quando durará a visão relativamente ao holocausto contínuo e à transgressão assoladora, e à entrega do santuário e do exército, para serem pisados?</text:p>
        <text:p text:style-name="P4">14 Ele me respondeu: Até duas mil e trezentas tardes e manhãs; então o santuário será purificado.</text:p>
        <text:p text:style-name="P4">15 Havendo eu, Daniel, tido a visão, procurei entendê-la, e eis que se me apresentou como que uma semelhança de homem.</text:p>
        <text:p text:style-name="P4">16 E ouvi uma voz de homem entre as margens do Ulai, a qual gritou, e disse: Gabriel, faze que este homem entenda a visão.</text:p>
        <text:p text:style-name="P4">17 Veio, pois, perto de onde eu estava; e vindo ele, fiquei amedrontado, e caí com o rosto em terra. Mas ele me disse: Entende, filho do homem, pois esta visão se refere ao tempo do fim.</text:p>
        <text:p text:style-name="P4">18 Ora, enquanto ele falava comigo, caí num profundo sono, com o rosto em terra; ele, porém, me tocou, e me pôs em pé.</text:p>
        <text:p text:style-name="P4">19 e disse: Eis que te farei saber o que há de acontecer no último tempo da ira; pois isso pertence ao determinado tempo do fim.</text:p>
        <text:p text:style-name="P4">20 Aquele carneiro que viste, o qual tinha dois chifres, são estes os reis da Média e da Pérsia.</text:p>
        <text:p text:style-name="P4">21 Mas o bode peludo é o rei da Grécia; e o grande chifre que tinha entre os olhos é o primeiro rei.</text:p>
        <text:p text:style-name="P4">22 O ter sido quebrado, levantando-se quatro em lugar dele, significa que quatro reinos se levantarão da mesma nação, porém não com a força dele.</text:p>
        <text:p text:style-name="P4">23 Mas, no fim do reinado deles, quando os transgressores tiverem chegado ao cúmulo, levantar-se-á um rei, feroz de semblante e que entende enigmas.</text:p>
        <text:p text:style-name="P4">24 Grande será o seu poder, mas não de si mesmo; e destruirá terrivelmente, e prosperará, e fará o que lhe aprouver; e destruirá os poderosos e o povo santo.</text:p>
        <text:p text:style-name="P4"><text:soft-page-break/>25 Pela sua sutileza fará prosperar o engano na sua mão; no seu coração se engrandecerá, e destruirá a muitos que vivem em segurança; e se levantará contra o príncipe dos príncipes; mas será quebrado sem intervir mão de homem.</text:p>
        <text:p text:style-name="P4">26 E a visão da tarde e da manhã, que foi dita, é verdadeira. Tu, porém, cerra a visão, porque se refere a dias mui distantes.</text:p>
        <text:p text:style-name="P4">27 E eu, Daniel, desmaiei, e estive enfermo alguns dias; então me levantei e tratei dos negócios do rei. E espantei-me acerca da visão, pois não havia quem a entendesse.</text:p>
      </text:section>
      <text:section text:style-name="Sect1" text:name="Seção728">
        <text:h text:style-name="P2" text:outline-level="2"><text:bookmark text:name="cap920"/>DANIEL-[Capítulo 9]</text:h>
        <text:p text:style-name="P4">1 No ano primeiro de Dario, filho de Assuero, da linhagem dos medos, o qual foi constituído rei sobre o reino dos caldeus.</text:p>
        <text:p text:style-name="P4">2 no ano primeiro do seu reinado, eu, Daniel, entendi pelos livros que o número de anos, de que falara Iavé ao profeta Jeremias, que haviam de durar as desolações de Jerusalém, era de setenta anos.</text:p>
        <text:p text:style-name="P4">3 Eu, pois, dirigi o meu rosto aIavé Deus, para o buscar com oração e súplicas, com jejum, e saco e cinza.</text:p>
        <text:p text:style-name="P4">4 E orei a Iavé meu Deus, e confessei, e disse: Iavé, Deus grande e tremendo, que guardas o pacto e a misericórdia para com os que te amam e guardam os teus mandamentos;</text:p>
        <text:p text:style-name="P4">5 pecamos e cometemos iniqüidades, procedemos impiamente, e fomos rebeldes, apartando-nos dos teus preceitos e das tuas ordenanças.</text:p>
        <text:p text:style-name="P4">6 Não demos ouvidos aos teus servos, os profetas, que em teu nome falaram aos nossos reis, nossos príncipes, e nossos pais, como também a todo o povo da terra.</text:p>
        <text:p text:style-name="P4">7 A ti, ó Iavé, pertence a justiça, porém a nós a confusão de rosto, como hoje se vê; aos homens de Judá, e aos moradores de Jerusalém, e a todo o Israel; aos de perto e aos de longe, em todas as terras para onde os tens lançado por causa das suas transgressões que cometeram contra ti.</text:p>
        <text:p text:style-name="P4">8 Ó Iavé, a nós pertence a confusão de rosto, aos nossos reis, aos nossos príncipes, e a nossos pais, porque temos pecado contra ti.</text:p>
        <text:p text:style-name="P4">9 a Iavé, nosso Deus, pertencem a misericórdia e o perdão; pois nos rebelamos contra ele,</text:p>
        <text:p text:style-name="P4">10 e não temos obedecido à voz de Iavé, nosso Deus, para andarmos nas suas leis, que nos deu por intermédio de seus servos, os profetas.</text:p>
        <text:p text:style-name="P4">11 Sim, todo o Israel tem transgredido a tua lei, desviando-se, para não obedecer à tua voz; por isso a maldição, o juramento que está escrito na lei de Moisés, servo de Deus, se derramou sobre nós; porque pecamos contra ele.</text:p>
        <text:p text:style-name="P4">12 E ele confirmou a sua palavra, que falou contra nós, e contra os nossos juízes que nos julgavam, trazendo sobre nós um grande mal; porquanto debaixo de todo o céu nunca se fez como se tem feito a Jerusalém.</text:p>
        <text:p text:style-name="P4"><text:soft-page-break/>13 Como está escrito na lei de Moisés, todo este mal nos sobreveio; apesar disso, não temos implorado o favorde Iavé nosso Deus, para nos convertermos das nossas iniqüidades, e para alcançarmos discernimento na tua verdade.</text:p>
        <text:p text:style-name="P4">14 por isso, Iavé vigiou sobre o mal, e o trouxe sobre nós; pois justo é Iavé, nosso Deus, em todas as obras que faz; e nós não temos obedecido à sua voz.</text:p>
        <text:p text:style-name="P4">15 Na verdade, Iavé, nosso Deus, que tiraste o teu povo da terra do Egito com mão poderosa, e te adquiriste nome como hoje se vê, temos pecado, temos procedido impiamente.</text:p>
        <text:p text:style-name="P4">16 e <text:span text:style-name="T1">Iavé</text:span>, segundo todas as tuas justiças, apartem-se a tua ira e o teu furor da tua cidade de Jerusalém, do teu santo monte; porquanto por causa dos nossos pecados, e por causa das iniqüidades de nossos pais, tornou-se Jerusalém e o teu povo uma vergonha para todos os que estão em redor de nós.</text:p>
        <text:p text:style-name="P4">17 Agora, pois, ó Deus nosso, ouve a oração do teu servo, e as suas súplicas, e sobre o teu santuário assolado faze resplandecer o teu rosto, por amor de Iavé.</text:p>
        <text:p text:style-name="P4">18 Inclina, ó Deus meu, os teus ouvidos, e ouve; abre os teus olhos, e olha para a nossa desolação, e para a cidade que é chamada pelo teu nome; pois não lançamos as nossas súplicas perante a tua face fiados em nossas justiças, mas em tuas muitas misericórdias.</text:p>
        <text:p text:style-name="P4">19 Ó Iavé, ouve; ó Iavé, perdoa; ó Iavé, atende-nos e põe mãos à obra sem tardar, por amor de ti mesmo, ó Deus meu, porque a tua cidade e o teu povo se chamam pelo teu nome.</text:p>
        <text:p text:style-name="P4">20 Enquanto estava eu ainda falando e orando, e confessando o meu pecado, e o pecado do meu povo Israel, e lançando a minha súplica perante a face de Iavé, meu Deus, pelo monte santo do meu Deus,</text:p>
        <text:p text:style-name="P4">21 sim enquanto estava eu ainda falando na oração, o varão Gabriel, que eu tinha visto na minha visão ao princípio, veio voando rapidamente, e tocou-me à hora da oblação da tarde.</text:p>
        <text:p text:style-name="P4">22 Ele me instruiu, e falou comigo, dizendo: Daniel, vim agora para fazer-te sábio e entendido.</text:p>
        <text:p text:style-name="P4">23 No princípio das tuas súplicas, saiu a ordem, e eu vim, para to declarar, pois és muito amado; considera, pois, a palavra e entende a visão.</text:p>
        <text:p text:style-name="P4">24 Setenta semanas estão decretadas sobre o teu povo, e sobre a tua santa cidade, para fazer cessar a transgressão, para dar fim aos pecados, e para expiar a iniqüidade, e trazer a justiça eterna, e selar a visão e a profecia, e para ungir o santíssimo.</text:p>
        <text:p text:style-name="P4">25 Sabe e entende: desde a saída da ordem para restaurar e para edificar Jerusalém até o ungido, o príncipe, haverá sete semanas, e sessenta e duas semanas; com praças e tranqueiras se reedificará, mas em tempos angustiosos.</text:p>
        <text:p text:style-name="P4">26 E depois de sessenta e duas semanas será cortado o ungido, e nada lhe subsistirá; e o povo do príncipe que há de vir destruirá a cidade e o santuário, e o seu fim será com uma inundação; e até o fim haverá guerra; estão determinadas assolações.</text:p>
        <text:p text:style-name="P4"><text:soft-page-break/>27 E ele fará um pacto firme com muitos por uma semana; e na metade da semana fará cessar o sacrifício e a oblação; e sobre a asa das abominações virá o assolador; e até a destruição determinada, a qual será derramada sobre o assolador.</text:p>
      </text:section>
      <text:section text:style-name="Sect1" text:name="Seção729">
        <text:h text:style-name="P2" text:outline-level="2"><text:bookmark text:name="cap1020"/>DANIEL-[Capítulo 10]</text:h>
        <text:p text:style-name="P4">1 No ano terceiro de Ciro, rei da Pérsia, foi revelada uma palavra a Daniel, cujo nome se chama Beltessazar, uma palavra verdadeira concernente a um grande conflito; e ele entendeu esta palavra, e teve entendimento da visão.</text:p>
        <text:p text:style-name="P4">2 Naqueles dias eu, Daniel, estava pranteando por três semanas inteiras.</text:p>
        <text:p text:style-name="P4">3 Nenhuma coisa desejável comi, nem carne nem vinho entraram na minha boca, nem me ungi com ungüento, até que se cumpriram as três semanas completas.</text:p>
        <text:p text:style-name="P4">4 No dia vinte e quatro do primeiro mês, estava eu à borda do grande rio, o Tigre;</text:p>
        <text:p text:style-name="P4">5 levantei os meus olhos, e olhei, e eis um homem vestido de linho e os seus lombos cingidos com ouro fino de Ufaz;</text:p>
        <text:p text:style-name="P4">6 o seu corpo era como o berilo, e o seu rosto como um relâmpago; os seus olhos eram como tochas de fogo, e os seus braços e os seus pés como o brilho de bronze polido; e a voz das suas palavras como a voz duma multidão.</text:p>
        <text:p text:style-name="P4">7 Ora, só eu, Daniel, vi aquela visão; pois os homens que estavam comigo não a viram: não obstante, caiu sobre eles um grande temor, e fugiram para se esconder.</text:p>
        <text:p text:style-name="P4">8 Fiquei pois eu só a contemplar a grande visão, e não ficou força em mim; desfigurou-se a feição do meu rosto, e não retive força alguma.</text:p>
        <text:p text:style-name="P4">9 Contudo, ouvi a voz das suas palavras; e, ouvindo o som das suas palavras, eu caí num profundo sono, com o rosto em terra.</text:p>
        <text:p text:style-name="P4">10 E eis que uma mão me tocou, e fez com que me levantasse, tremendo, sobre os meus joelhos e sobre as palmas das minhas mãos.</text:p>
        <text:p text:style-name="P4">11 E me disse: Daniel, homem muito amado, entende as palavras que te vou dizer, e levanta-te sobre os teus pés; pois agora te sou enviado. Ao falar ele comigo esta palavra, pus-me em pé tremendo.</text:p>
        <text:p text:style-name="P4">12 Então me disse: Não temas, Daniel; porque desde o primeiro dia em que aplicaste o teu coração a compreender e a humilhar-te perante o teu Deus, são ouvidas as tuas palavras, e por causa das tuas palavras eu vim.</text:p>
        <text:p text:style-name="P4">13 Mas o príncipe do reino da Pérsia me resistiu por vinte e um dias; e eis que Miguel, um dos primeiros príncipes, veio para ajudar- me, e eu o deixei ali com os reis da Pérsia.</text:p>
        <text:p text:style-name="P4">14 Agora vim, para fazer-te entender o que há de suceder ao teu povo nos derradeiros dias; pois a visão se refere a dias ainda distantes.</text:p>
        <text:p text:style-name="P4">15 Ao falar ele comigo estas palavras, abaixei o rosto para a terra e emudeci.</text:p>
        <text:p text:style-name="P4">16 E eis que um que tinha a semelhança dos filhos dos homens me tocou os lábios; então abri a boca e falei, e disse àquele que estava em pé diante de mim: meu <text:span text:style-name="T1">Senhor</text:span>, por causa da visão sobrevieram-me dores, e não retenho força alguma.</text:p>
        <text:p text:style-name="P4"><text:soft-page-break/>17 Como, pois, pode o servo do meu Senhor falar com o meu Senhor? pois, quanto a mim, desde agora não resta força em mim, nem fôlego ficou em mim.</text:p>
        <text:p text:style-name="P4">18 Então tornou a tocar-me um que tinha a semelhança dum homem, e me consolou.</text:p>
        <text:p text:style-name="P4">19 E disse: Não temas, homem muito amado; paz seja contigo; sê forte, e tem bom ânimo. E quando ele falou comigo, fiquei fortalecido, e disse: Fala, meu senhor, pois me fortaleceste.</text:p>
        <text:p text:style-name="P4">20 Ainda disse ele: Sabes por que eu vim a ti? Agora tornarei a pelejar contra o príncipe dos persas; e, saindo eu, eis que virá o príncipe da Grécia.</text:p>
        <text:p text:style-name="P4">21 Contudo eu te declararei o que está gravado na escritura da verdade; e ninguém há que se esforce comigo contra aqueles, senão Miguel, vosso príncipe.</text:p>
      </text:section>
      <text:section text:style-name="Sect1" text:name="Seção730">
        <text:h text:style-name="P2" text:outline-level="2"><text:bookmark text:name="cap1123"/>DANIEL-[Capítulo 11]</text:h>
        <text:p text:style-name="P4">1 Eu, pois, no primeiro ano de Dario, medo, levantei-me para o animar e fortalecer.</text:p>
        <text:p text:style-name="P4">2 E agora te declararei a verdade: Eis que ainda se levantarão três reis na Pérsia, e o quarto será muito mais rico do que todos eles; e tendo-se tornado forte por meio das suas riquezas, agitará todos contra o reino da Grécia.</text:p>
        <text:p text:style-name="P4">3 Depois se levantará um rei poderoso, que reinará com grande domínio, e fará o que lhe aprouver.</text:p>
        <text:p text:style-name="P4">4 Mas, estando ele em pé, o seu reino será quebrado, e será repartido para os quatro ventos do céu; porém não para os seus descendentes, nem tampouco segundo o poder com que reinou; porque o seu reino será arrancado, e passará a outros que não eles.</text:p>
        <text:p text:style-name="P4">5 O rei do sul será forte, como também um dos seus príncipes; e este será mais forte do que ele, e reinará, e grande será o seu domínio,</text:p>
        <text:p text:style-name="P4">6 mas, ao cabo de anos, eles se aliarão; e a filha do rei do sul virá ao rei do norte para fazer um tratado. Ela, porém, não conservara a força de seu braço; nem subsistirá ele, nem o seu braço; mas será ela entregue, e bem assim os que a tiverem trazido, e seu pai, e o que a fortalecia naqueles tempos.</text:p>
        <text:p text:style-name="P4">7 Mas dum renovo das raízes dela um se levantará em seu lugar, e virá ao exército, e entrará na fortaleza do rei do norte, e operará contra eles e prevalecerá.</text:p>
        <text:p text:style-name="P4">8 Também os seus deuses, juntamente com as suas imagens de fundição, com os seus vasos preciosos de prata e ouro, ele os levará cativos para o Egito; e por alguns anos ele deixará de atacar ao rei do norte.</text:p>
        <text:p text:style-name="P4">9 E entrará no reino do rei do sul, mas voltará para a sua terra.</text:p>
        <text:p text:style-name="P4">10 Mas seus filhos intervirão, e reunirão uma multidão de grandes forças; a qual avançará, e inundará, e passará para adiante; e, voltando, levará a guerra até a sua fortaleza.</text:p>
        <text:p text:style-name="P4">11 Então o rei do sul se exasperará, e sairá, e pelejará contra ele, contra o rei do norte; este porá em campo grande multidão, e a multidão será entregue na mão daquele.</text:p>
        <text:p text:style-name="P4"><text:soft-page-break/>12 E a multidão será levada, e o coração dele se exaltará; mas, ainda que derrubará miríades, não prevalecerá.</text:p>
        <text:p text:style-name="P4">13 Porque o rei do norte tornará, e porá em campo uma multidão maior do que a primeira; e ao cabo de tempos, isto é, de anos, avançará com grande exército e abundantes provisões.</text:p>
        <text:p text:style-name="P4">14 E, naqueles tempos, muitos se levantarão contra o rei do sul; e os violentos dentre o teu povo se levantarão para cumprir a visão, mas eles cairão.</text:p>
        <text:p text:style-name="P4">15 Assim virá o rei do norte, e levantará baluartes, e tomará uma cidade bem fortificada; e as forças do sul não poderão resistir, nem o seu povo escolhido, pois não haverá força para resistir.</text:p>
        <text:p text:style-name="P4">16 O que, porém, há de vir contra ele fará o que lhe aprouver, e ninguém poderá resistir diante dele; ele se fincará na terra gloriosa, tendo-a inteiramente sob seu poder.</text:p>
        <text:p text:style-name="P4">17 E firmará o propósito de vir com toda a força do seu reino, e entrará em acordo com ele, e lhe dará a filha de mulheres, para ele a corromper; ela, porém, não subsistirá, nem será para ele.</text:p>
        <text:p text:style-name="P4">18 Depois disso virará o seu rosto para as ilhas, e tomará muitas; mas um príncipe fará cessar a sua vergonha contra ele, e ainda fará recair sobre ele a sua vergonha.</text:p>
        <text:p text:style-name="P4">19 Virará então o seu rosto para as fortalezas da sua própria terra, mas tropeçará, e cairá, e não será achado.</text:p>
        <text:p text:style-name="P4">20 Então no seu lugar se levantará quem fará passar um exator de tributo pela glória do reino; mas dentro de poucos dias será quebrantado, e isto sem ira e sem batalha.</text:p>
        <text:p text:style-name="P4">21 Depois se levantará em seu lugar um homem vil, ao qual não tinham dado a majestade real; mas ele virá caladamente, e tomará o reino com lisonja.</text:p>
        <text:p text:style-name="P4">22 E as forças inundantes serão varridas de diante dele, e serão quebrantadas, como também o príncipe do pacto.</text:p>
        <text:p text:style-name="P4">23 E, depois de feita com ele a aliança, usará de engano; e subirá, e se tornará forte com pouca gente.</text:p>
        <text:p text:style-name="P4">24 Virá também em tempo de segurança sobre os lugares mais férteis da província; e fará o que nunca fizeram seus pais, nem os pais de seus pais; espalhará entre eles a presa, os despojos e os bens; e maquinará os seus projetos contra as fortalezas, mas por certo tempo.</text:p>
        <text:p text:style-name="P4">25 E suscitará a sua força e a sua coragem contra o rei do sul com um grande exército; e o rei do sul sairá à guerra com um grande e mui poderoso exército, mas não subsistirá, pois maquinarão projetos contra ele.</text:p>
        <text:p text:style-name="P4">26 E os que comerem os seus manjares o quebrantarão; e o exército dele será varrido por uma inundação, e cairão muitos traspassados.</text:p>
        <text:p text:style-name="P4">27 Também estes dois reis terão o coração atento para fazerem o mal, e assentados à mesma mesa falarão a mentira; esta, porém, não prosperará, porque ainda virá o fim no tempo determinado.</text:p>
        <text:p text:style-name="P4"><text:soft-page-break/>28 Então tornará para a sua terra com muitos bens; e o seu coração será contra o santo pacto; e fará o que lhe aprouver, e tornará para a sua terra.</text:p>
        <text:p text:style-name="P4">29 No tempo determinado voltará, e entrará no sul; mas não sucederá desta vez como na primeira.</text:p>
        <text:p text:style-name="P4">30 Porque virão contra ele navios de Quitim, que lhe causarão tristeza; por isso voltará, e se indignará contra o santo pacto, e fará como lhe aprouver. Voltará e atenderá aos que tiverem abandonado o santo pacto.</text:p>
        <text:p text:style-name="P4">31 E estarão ao lado dele forças que profanarão o santuário, isto é, a fortaleza, e tirarão o holocausto contínuo, estabelecendo a abominação desoladora.</text:p>
        <text:p text:style-name="P4">32 Ainda aos violadores do pacto ele perverterá com lisonjas; mas o povo que conhece ao seu Deus se tornará forte, e fará proezas.</text:p>
        <text:p text:style-name="P4">33 Os entendidos entre o povo ensinarão a muitos; todavia por muitos dias cairão pela espada e pelo fogo, pelo cativeiro e pelo despojo.</text:p>
        <text:p text:style-name="P4">34 Mas, caindo eles, serão ajudados com pequeno socorro; muitos, porém, se ajuntarão a eles com lisonjas.</text:p>
        <text:p text:style-name="P4">35 Alguns dos entendidos cairão para serem acrisolados, purificados e embranquecidos, até o fim do tempo; pois isso ainda será para o tempo determinado.</text:p>
        <text:p text:style-name="P4">36 e o rei fará conforme lhe aprouver; exaltar-se-á, e se engrandecerá sobre todo deus, e contra o Deus dos deuses falará coisas espantosas; e será próspero, até que se cumpra a indignação: pois aquilo que está determinado será feito.</text:p>
        <text:p text:style-name="P4">37 E não terá respeito aos deuses de seus pais, nem ao amado das mulheres, nem a qualquer outro deus; pois sobre tudo se engrandecerá.</text:p>
        <text:p text:style-name="P4">38 Mas em seu lugar honrará ao deus das fortalezas; e a um deus a quem seus pais não conheceram, ele o honrará com ouro e com prata, com pedras preciosas e com coisas agradáveis.</text:p>
        <text:p text:style-name="P4">39 E haver-se-á com os castelos fortes com o auxílio dum deus estranho; aos que o reconhecerem, multiplicará a glória; e os fará reinar sobre muitos, e lhes repartirá a terra por preço.</text:p>
        <text:p text:style-name="P4">40 Ora, no fim do tempo, o rei do sul lutará com ele; e o rei do norte virá como turbilhão contra ele, com carros e cavaleiros, e com muitos navios; e entrará nos países, e os inundará, e passará para adiante.</text:p>
        <text:p text:style-name="P4">41 Entrará na terra gloriosa, e dezenas de milhares cairão; mas da sua mão escaparão estes: Edom e Moabe, e as primícias dos filhos de Amom.</text:p>
        <text:p text:style-name="P4">42 E estenderá a sua mão contra os paises; e a terra do Egito não escapará.</text:p>
        <text:p text:style-name="P4">43 Apoderar-se-á dos tesouros de ouro e de prata, e de todas as coisas preciosas do Egito; os líbios e os etíopes o seguirão.</text:p>
        <text:p text:style-name="P4">44 Mas os rumores do oriente e do norte o espantarão; e ele sairá com grande furor, para destruir e extirpar a muitos.</text:p>
        <text:p text:style-name="P4"><text:soft-page-break/>45 E armará as tendas do seu palácio entre o mar grande e o glorioso monte santo; contudo virá ao seu fim, e não haverá quem o socorra.</text:p>
      </text:section>
      <text:h text:style-name="P2" text:outline-level="2"><text:bookmark text:name="cap1221"/>DANIEL-[Capítulo 12]</text:h>
      <text:p text:style-name="P4">1 Naquele tempo se levantará Miguel, o grande príncipe, que se levanta a favor dos filhos do teu povo; e haverá um tempo de tribulação, qual nunca houve, desde que existiu nação até aquele tempo; mas naquele tempo livrar-se-á o teu povo, todo aquele que for achado escrito no livro.</text:p>
      <text:p text:style-name="P4">2 E muitos dos que dormem no pó da terra ressuscitarão, uns para a vida eterna, e outros para vergonha e desprezo eterno.</text:p>
      <text:p text:style-name="P4">3 Os que forem sábios, pois, resplandecerão como o fulgor do firmamento; e os que converterem a muitos para a justiça, como as estrelas sempre e eternamente.</text:p>
      <text:p text:style-name="P4">4 Tu, porém, Daniel, cerra as palavras e sela o livro, até o fim do tempo; muitos correrão de uma parte para outra, e a ciência se multiplicará.</text:p>
      <text:p text:style-name="P4">5 Então eu, Daniel, olhei, e eis que estavam em pé outros dois, um de uma banda à beira do rio, e o outro da outra banda à beira do rio.</text:p>
      <text:p text:style-name="P4">6 E perguntei ao homem vestido de linho, que estava por cima das águas do rio: Quanto tempo haverá até o fim destas maravilhas?</text:p>
      <text:p text:style-name="P4">7 E ouvi o homem vestido de linho, que estava por cima das águas do rio, quando levantou ao céu a mão direita e a mão esquerda, e jurou por aquele que vive eternamente que isso seria para um tempo, dois tempos, e metade de um tempo. E quando tiverem acabado de despedaçar o poder do povo santo, cumprir-se-ão todas estas coisas.</text:p>
      <text:p text:style-name="P4">8 Eu, pois, ouvi, mas não entendi; por isso perguntei: Senhor meu, qual será o fim destas coisas?</text:p>
      <text:p text:style-name="P4">9 Ele respondeu: Vai-te, Daniel, porque estas palavras estão cerradas e seladas até o tempo do fim.</text:p>
      <text:p text:style-name="P4">10 Muitos se purificarão, e se embranquecerão, e serão acrisolados; mas os ímpios procederão impiamente; e nenhum deles entenderá; mas os sábios entenderão.</text:p>
      <text:p text:style-name="P4">11 E desde o tempo em que o holocausto contínuo for tirado, e estabelecida a abominação desoladora, haverá mil duzentos e noventa dias.</text:p>
      <text:p text:style-name="P4">12 Bem-aventurado é o que espera e chega aos mil trezentos e trinta e cinco dias.</text:p>
      <text:p text:style-name="P4">13 Tu, porém, vai-te, até que chegue o fim; pois descansarás, e estarás no teu quinhão ao fim dos di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5T15:08:16.438520506</meta:creation-date>
    <dc:date>2023-07-25T15:09:20.712065217</dc:date>
    <meta:editing-duration>PT1M4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23" meta:paragraph-count="370" meta:word-count="11061" meta:character-count="58729" meta:non-whitespace-character-count="48038"/>
  </office:meta>
</office:document-meta>
</file>